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2dc" officeooo:paragraph-rsid="000802dc"/>
    </style:style>
    <style:style style:name="P2" style:family="paragraph" style:parent-style-name="Standard">
      <style:text-properties fo:color="#3465a4" officeooo:rsid="000802dc" officeooo:paragraph-rsid="00080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/>
      <text:p text:style-name="P2">db.countries.find({"name.common":/^a/i,borders:{$size:0}})</text:p>
      <text:p text:style-name="P1"/>
      <text:p text:style-name="P1"/>
      <text:p text:style-name="P1">2-</text:p>
      <text:p text:style-name="P1"/>
      <text:p text:style-name="P1"/>
      <text:p text:style-name="P2">db.companies.find({$and:[{founded_year:{$gte:2001}},{founded_year:{$lte:2001}}],$or:[{category_code:"hardware"},{category_code:"software"},{category_code:"ecommarce"}]})</text:p>
      <text:p text:style-name="P1"/>
      <text:p text:style-name="P1">3-</text:p>
      <text:p text:style-name="P1"/>
      <text:p text:style-name="P2">db.zips.createIndex({loc:"2dsphere"})</text:p>
      <text:p text:style-name="P1"/>
      <text:p text:style-name="P2">db.zips.aggregate([</text:p>
      <text:p text:style-name="P2"><text:s text:c="4"/>{$project:{totalpoblacio:{$sum:"$pop"}}},</text:p>
      <text:p text:style-name="P2"><text:s text:c="3"/></text:p>
      <text:p text:style-name="P2"><text:s text:c="4"/>])</text:p>
      <text:p text:style-name="P1"/>
      <text:p text:style-name="P1">4-</text:p>
      <text:p text:style-name="P1"/>
      <text:p text:style-name="P2">db.books.aggregate([</text:p>
      <text:p text:style-name="P2"><text:s text:c="5"/>{$group:{_id:{author:"$author",title:"$title"}}},</text:p>
      <text:p text:style-name="P2"><text:s text:c="4"/>]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6:58:40.472771579</meta:creation-date>
    <dc:date>2023-01-30T18:20:21.990128404</dc:date>
    <meta:editing-duration>PT21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3" meta:character-count="425" meta:non-whitespace-character-count="405"/>
  </office:meta>
</office:document-meta>
</file>